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8080" draw:textarea-horizontal-align="justify" draw:textarea-vertical-align="middle" draw:auto-grow-height="false" fo:min-height="1.836cm" fo:min-width="5.676cm"/>
    </style:style>
    <style:style style:name="gr2" style:family="graphic" style:parent-style-name="standard">
      <style:graphic-properties draw:fill-color="#ff8080" draw:textarea-horizontal-align="justify" draw:textarea-vertical-align="middle" draw:auto-grow-height="false" fo:min-height="1.836cm" fo:min-width="4.776cm"/>
    </style:style>
    <style:style style:name="gr3" style:family="graphic" style:parent-style-name="standard">
      <style:graphic-properties draw:marker-start="Double_20_Arrow" draw:fill-color="#ff8080" draw:textarea-horizontal-align="justify" draw:textarea-vertical-align="middle" draw:auto-grow-height="false" fo:min-height="1.836cm" fo:min-width="4.776cm"/>
    </style:style>
    <style:style style:name="gr4" style:family="graphic" style:parent-style-name="standard">
      <style:graphic-properties draw:textarea-horizontal-align="justify" draw:textarea-vertical-align="middle" draw:auto-grow-height="false" fo:min-height="7.75cm" fo:min-width="5.01cm"/>
    </style:style>
    <style:style style:name="gr5" style:family="graphic" style:parent-style-name="standard">
      <style:graphic-properties draw:textarea-horizontal-align="justify" draw:textarea-vertical-align="middle" draw:auto-grow-height="false" fo:min-height="7.75cm" fo:min-width="5.7cm"/>
    </style:style>
    <style:style style:name="gr6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808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4cm" svg:height="2.31cm" svg:x="6.9cm" svg:y="1.4cm">
          <text:p text:style-name="P1">rpi-playgrou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6.4cm" svg:height="2.31cm" svg:x="6.9cm" svg:y="5.39cm">
          <text:p text:style-name="P1">Q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5cm" svg:height="2.31cm" svg:x="1.1cm" svg:y="9.99cm">
          <text:p text:style-name="P1">assemb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5.5cm" svg:height="2.31cm" svg:x="13.7cm" svg:y="9.99cm">
          <text:p text:style-name="P1">hellowor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" draw:id="id3" draw:layer="layout" svg:width="5.51cm" svg:height="8cm" svg:x="1.1cm" svg:y="13.3cm">
          <text:p text:style-name="P1">assemble.cpp</text:p>
          <text:p text:style-name="P1">Makefil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6.2cm" svg:height="8cm" svg:x="13.4cm" svg:y="13.3cm">
          <text:p text:style-name="P1">helloworld.asm</text:p>
          <text:p text:style-name="P1">driver.c</text:p>
          <text:p text:style-name="P1">qpu.h</text:p>
          <text:p text:style-name="P1">qpu.c</text:p>
          <text:p text:style-name="P1">Makefile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0.1cm" svg:y1="3.7cm" svg:x2="10.1cm" svg:y2="5.4cm">
          <text:p/>
        </draw:line>
        <draw:connector draw:style-name="gr6" draw:text-style-name="P3" draw:layer="layout" svg:x1="10.1cm" svg:y1="7.7cm" svg:x2="3.85cm" svg:y2="9.99cm" draw:start-shape="id1" draw:start-glue-point="2" draw:end-shape="id2" draw:end-glue-point="0" svg:d="M10100 7700v1146h-6250v1144" svg:viewBox="0 0 6251 2291">
          <text:p/>
        </draw:connector>
        <draw:connector draw:style-name="gr7" draw:text-style-name="P3" draw:layer="layout" svg:x1="3.85cm" svg:y1="12.3cm" svg:x2="3.855cm" svg:y2="13.3cm" draw:start-shape="id2" draw:start-glue-point="2" draw:end-shape="id3" draw:end-glue-point="0" svg:d="M3850 12300v501h5v499" svg:viewBox="0 0 6 1001">
          <text:p/>
        </draw:connector>
        <draw:connector draw:style-name="gr7" draw:text-style-name="P3" draw:layer="layout" svg:x1="16.45cm" svg:y1="12.3cm" svg:x2="16.5cm" svg:y2="13.3cm" draw:start-shape="id4" draw:start-glue-point="2" draw:end-shape="id5" draw:end-glue-point="0" svg:d="M16450 12300v501h50v499" svg:viewBox="0 0 51 1001">
          <text:p/>
        </draw:connector>
        <draw:connector draw:style-name="gr6" draw:text-style-name="P3" draw:layer="layout" svg:x1="10.1cm" svg:y1="7.7cm" svg:x2="16.45cm" svg:y2="9.99cm" draw:start-shape="id1" draw:start-glue-point="2" draw:end-shape="id4" draw:end-glue-point="0" svg:d="M10100 7700v1146h6350v1144" svg:viewBox="0 0 6351 2291">
          <text:p/>
        </draw:connector>
        <draw:frame draw:style-name="gr8" draw:text-style-name="P4" draw:layer="layout" svg:width="0.502cm" svg:height="0.962cm" svg:x="22.5cm" svg:y="1.9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30T22:24:52.198329104</dc:date>
    <meta:editing-duration>PT55M33S</meta:editing-duration>
    <meta:editing-cycles>22</meta:editing-cycles>
    <meta:generator>LibreOffice/5.1.6.2$Linux_X86_64 LibreOffice_project/10m0$Build-2</meta:generator>
    <meta:document-statistic meta:object-count="12"/>
  </office:meta>
</office:document-meta>
</file>